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14b" officeooo:paragraph-rsid="000f1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Nessa etapa usamos as informaçoes que o cliente deu e <text:s/>decide-se como o banco de dados vai funcionar, ou seja, sua funçao e tambem a decisao de entidades.</text:p>
      <text:p text:style-name="P1"/>
      <text:p text:style-name="P1">2) Nessa etapa as entedades viram tabelas e ha uma organiçao de como vai ficar definido as coisas.</text:p>
      <text:p text:style-name="P1"/>
      <text:p text:style-name="P1">3) Nessa etapa ocorre a criaçao das tabelas, dos scrpits, tambem e aqui que se define o armazenamento dos da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22:11:31.680091607</meta:creation-date>
    <dc:date>2021-10-13T22:17:44.113299853</dc:date>
    <meta:editing-duration>PT6M15S</meta:editing-duration>
    <meta:editing-cycles>1</meta:editing-cycles>
    <meta:document-statistic meta:table-count="0" meta:image-count="0" meta:object-count="0" meta:page-count="1" meta:paragraph-count="3" meta:word-count="67" meta:character-count="367" meta:non-whitespace-character-count="302"/>
    <meta:generator>LibreOffice/6.4.7.2$Linux_X86_64 LibreOffice_project/40$Build-2</meta:generator>
  </office:meta>
</office:document-meta>
</file>